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d5e92" officeooo:paragraph-rsid="000d5e92"/>
    </style:style>
    <style:style style:name="P2" style:family="paragraph" style:parent-style-name="Standard">
      <style:paragraph-properties fo:text-align="start" style:justify-single-word="false"/>
      <style:text-properties officeooo:rsid="000e417f" officeooo:paragraph-rsid="000e417f"/>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mapping</text:p>
      <text:p text:style-name="P1"/>
      <text:p text:style-name="P2"><text:span text:style-name="T1">Gmapping</text:span> is an algorithm that uses Rao_Blackwellized particle filters to solve SLAM problem. Being dependent on odometry input and highly sensitive to errors therein, the method is inferior to Hector SLAM (Santos). As they both take 2D laser scans and produces grid maps, Gmapping was left al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5T15:19:43.012574914</meta:creation-date>
    <dc:date>2021-10-15T15:22:13.771909926</dc:date>
    <meta:editing-duration>PT2M30S</meta:editing-duration>
    <meta:editing-cycles>3</meta:editing-cycles>
    <meta:generator>LibreOffice/6.0.7.3$Linux_X86_64 LibreOffice_project/00m0$Build-3</meta:generator>
    <meta:document-statistic meta:table-count="0" meta:image-count="0" meta:object-count="0" meta:page-count="1" meta:paragraph-count="2" meta:word-count="48" meta:character-count="304" meta:non-whitespace-character-count="258"/>
  </office:meta>
</office:document-meta>
</file>